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/>
    </style:style>
    <style:style style:name="T4" style:parent-style-name="Policepardéfaut" style:family="text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</office:automatic-styles>
  <office:body>
    <office:text text:use-soft-page-breaks="true">
      <text:p text:style-name="P1">Estelle BARBERO</text:p>
      <text:p text:style-name="P2">7, rue de la croix fichet</text:p>
      <text:p text:style-name="P3">22 440 Ploufragan</text:p>
      <text:p text:style-name="Standard"><text:a xlink:href="mailto:estelleb22@hotmail.fr" office:target-frame-name="_top" xlink:show="replace"><text:span text:style-name="T4">estellebarbero@gmail.com</text:span></text:a></text:p>
      <text:p text:style-name="P5">06.47.85.33.69</text:p>
      <text:p text:style-name="P6"/>
      <text:p text:style-name="P7"/>
      <text:p text:style-name="P8"/>
      <text:p text:style-name="P9"/>
      <text:p text:style-name="P10"/>
      <text:p text:style-name="P11"/>
      <text:p text:style-name="P12">Étudiante/Formation:</text:p>
      <text:p text:style-name="P13"><text:s text:c="11"/>DNB 2010</text:p>
      <text:p text:style-name="P14"><text:s text:c="11"/>Collège Diwan (Pléisidy) entre 2006 et 2010</text:p>
      <text:p text:style-name="P15"><text:s text:c="11"/>Lycée Ernest Renan (Saint Brieuc)</text:p>
      <text:p text:style-name="P16"><text:s text:c="10"/>(Voyage linguistique en Angleterre et en Espagne)</text:p>
      <text:p text:style-name="P17"><text:s text:c="10"/>BAFA<text:s/>2012</text:p>
      <text:p text:style-name="P18"/>
      <text:p text:style-name="P19">Expérience et compétence:</text:p>
      <text:p text:style-name="P20"><text:s text:c="11"/>Apprentissage de l'anglais, l'espagnol et du breton</text:p>
      <text:p text:style-name="P21"><text:s text:c="11"/>Stage en centre de loisirs (3 semaines)</text:p>
      <text:p text:style-name="P22"><text:s text:c="11"/>Stage en magasin de prête à porter (1 semaine)</text:p>
      <text:p text:style-name="P23"><text:s text:c="11"/>Stage au haras de Lamballe (3 jours)</text:p>
      <text:p text:style-name="P24"><text:s text:c="11"/>Baby baby-sitting <text:s/></text:p>
      <text:p text:style-name="P25"><text:s text:c="11"/></text:p>
      <text:p text:style-name="P26"/>
      <text:p text:style-name="P27">Centre d'intérêt:</text:p>
      <text:p text:style-name="P28"><text:s text:c="10"/>Aime la nature, les<text:s/>voyage, la découverte des nouvelles culture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Estelle</dc:creator>
    <meta:creation-date>2011-03-26T09:53:00Z</meta:creation-date>
    <dc:date>2013-01-08T16:09:00Z</dc:date>
    <meta:print-date>2012-05-12T11:01:00Z</meta:print-date>
    <meta:template xlink:href="Normal" xlink:type="simple"/>
    <meta:editing-cycles>9</meta:editing-cycles>
    <meta:editing-duration>PT5820S</meta:editing-duration>
    <meta:document-statistic meta:page-count="1" meta:paragraph-count="1" meta:word-count="116" meta:character-count="757" meta:row-count="5" meta:non-whitespace-character-count="642"/>
  </office:meta>
</office:document-meta>
</file>